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officeooo:rsid="001be739" officeooo:paragraph-rsid="001be7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Django REST Framework (DRF), there are several important terms and concepts that you should be familiar with when building RESTful APIs. Here's a list of some of the most important terms:</text:p>
      <text:p text:style-name="Standard"/>
      <text:p text:style-name="Standard">1. **Serializer**: A class that converts complex data types (e.g., Django model instances) into native Python data types and vice versa. Serializers are used for parsing incoming request data and formatting outgoing response data.</text:p>
      <text:p text:style-name="Standard"/>
      <text:p text:style-name="P2">SERIALIZER </text:p>
      <text:p text:style-name="P2">MODEL SERIALIZER</text:p>
      <text:p text:style-name="P2">HYPER LINKED MODEL SERIALIZER</text:p>
      <text:p text:style-name="Standard"/>
      <text:p text:style-name="Standard">2. **View**: A class or function that handles HTTP requests and returns HTTP responses. Views are responsible for processing incoming requests, interacting with the database or other data sources, and returning appropriate responses.</text:p>
      <text:p text:style-name="Standard"/>
      <text:p text:style-name="P2">FUNCTION BASED</text:p>
      <text:p text:style-name="P2">CLASS BASED </text:p>
      <text:p text:style-name="P2">GENERIC CLASS – BASED <text:s/></text:p>
      <text:p text:style-name="P2">VIEW SETS </text:p>
      <text:p text:style-name="P1"/>
      <text:p text:style-name="Standard">3. **API View**: A view specifically designed for building web APIs. API views typically handle JSON or XML data formats and provide RESTful endpoints for interacting with resources.</text:p>
      <text:p text:style-name="Standard"/>
      <text:p text:style-name="Standard">4. **Viewset**: A class that provides a set of methods for handling CRUD (Create, Retrieve, Update, Delete) operations on resources. Viewsets are higher-level abstractions that combine multiple related views into a single class.</text:p>
      <text:p text:style-name="Standard"/>
      <text:p text:style-name="Standard">5. **ModelViewSet**: A type of viewset that provides default implementations for CRUD operations based on a Django model. ModelViewSet is commonly used for building RESTful APIs around Django models.</text:p>
      <text:p text:style-name="Standard"/>
      <text:p text:style-name="Standard">6. **Router**: A class that automatically generates URL patterns for viewsets. Routers simplify the process of defining URL patterns for API endpoints by automatically mapping viewset methods to corresponding URLs.</text:p>
      <text:p text:style-name="Standard"/>
      <text:p text:style-name="Standard">7. **Authentication**: The process of verifying the identity of a user or client making requests to the API. DRF provides built-in support for various authentication methods, including token-based authentication, session authentication, and OAuth authentication.</text:p>
      <text:p text:style-name="Standard"/>
      <text:p text:style-name="Standard">8. **Permission**: Rules that determine whether a user or client is allowed to perform certain actions on a resource. Permissions are used to control access to API endpoints based on user roles, group membership, or other criteria.</text:p>
      <text:p text:style-name="Standard"/>
      <text:p text:style-name="Standard">9. **Pagination**: The process of dividing a large set of data into smaller pages to improve performance and usability. DRF provides built-in support for paginating querysets and returning paginated responses to clients.</text:p>
      <text:p text:style-name="Standard"/>
      <text:p text:style-name="Standard">10. **Serializer Field**: A field used to define the structure and behavior of individual fields in a serializer. Serializer fields specify data types, validation rules, and formatting options for input and output data.</text:p>
      <text:p text:style-name="Standard"/>
      <text:p text:style-name="Standard"><text:soft-page-break/>11. **Nested Serializer**: A serializer that includes or embeds related objects within the serialized representation of a primary object. Nested serializers are useful for representing hierarchical or relational data structures.</text:p>
      <text:p text:style-name="Standard"/>
      <text:p text:style-name="Standard">12. **Hyperlinked Serializer**: A serializer that includes hyperlinks or URLs pointing to related resources instead of embedding the full representation of those resources. Hyperlinked serializers promote loose coupling and enable efficient navigation between related resources.</text:p>
      <text:p text:style-name="Standard"/>
      <text:p text:style-name="Standard">13. **Mixin**: A reusable class or module that provides additional functionality to a view or viewset. Mixins are commonly used to add common behavior such as authentication, permissions, or pagination to multiple views or viewsets.</text:p>
      <text:p text:style-name="Standard"/>
      <text:p text:style-name="Standard">14. **Renderer**: A component responsible for rendering response data into different formats (e.g., JSON, XML, HTML). DRF provides built-in renderers for common data formats and allows custom renderers to be implemented for custom data formats.</text:p>
      <text:p text:style-name="Standard"/>
      <text:p text:style-name="Standard">15. **Parser**: A component responsible for parsing request data from different formats (e.g., JSON, form data, multipart data). DRF provides built-in parsers for common request formats and allows custom parsers to be implemented for custom formats.</text:p>
      <text:p text:style-name="Standard"/>
      <text:p text:style-name="Standard">These are just a few of the important terms and concepts in Django REST Framework. Familiarizing yourself with these concepts will help you understand how to design, implement, and use RESTful APIs effectively with DR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4:24:39.700314542</meta:creation-date>
    <dc:date>2024-03-01T14:43:59.092820713</dc:date>
    <meta:editing-duration>PT19M19S</meta:editing-duration>
    <meta:editing-cycles>2</meta:editing-cycles>
    <meta:generator>LibreOffice/7.3.7.2$Linux_X86_64 LibreOffice_project/30$Build-2</meta:generator>
    <meta:document-statistic meta:table-count="0" meta:image-count="0" meta:object-count="0" meta:page-count="2" meta:paragraph-count="24" meta:word-count="577" meta:character-count="3973" meta:non-whitespace-character-count="3414"/>
  </office:meta>
</office:document-meta>
</file>